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1x</text:p>
          </table:table-cell>
          <table:table-cell table:style-name="ce1" office:value-type="string" calcext:value-type="string">
            <text:p>2x</text:p>
          </table:table-cell>
          <table:table-cell table:style-name="ce1" office:value-type="string" calcext:value-type="string">
            <text:p>4x</text:p>
          </table:table-cell>
          <table:table-cell table:style-name="ce1" office:value-type="string" calcext:value-type="string">
            <text:p>8x</text:p>
          </table:table-cell>
          <table:table-cell table:style-name="ce1" office:value-type="string" calcext:value-type="string">
            <text:p>16x</text:p>
          </table:table-cell>
          <table:table-cell table:style-name="ce1" office:value-type="string" calcext:value-type="string">
            <text:p>PCA</text:p>
          </table:table-cell>
        </table:table-row>
        <table:table-row table:style-name="ro1">
          <table:table-cell table:style-name="ce1"/>
          <table:table-cell office:value-type="float" office:value="1000" calcext:value-type="float">
            <text:p>1000</text:p>
          </table:table-cell>
          <table:table-cell table:formula="of:=[.D5]*2" office:value-type="float" office:value="37.36" calcext:value-type="float">
            <text:p>37.36</text:p>
          </table:table-cell>
          <table:table-cell table:formula="of:=[.E5]*2" office:value-type="float" office:value="18.68" calcext:value-type="float">
            <text:p>18.68</text:p>
          </table:table-cell>
          <table:table-cell office:value-type="float" office:value="9.34" calcext:value-type="float">
            <text:p>9.34</text:p>
          </table:table-cell>
          <table:table-cell table:formula="of:=[.E5]/2" office:value-type="float" office:value="4.67" calcext:value-type="float">
            <text:p>4.67</text:p>
          </table:table-cell>
          <table:table-cell table:formula="of:=[.F5]/2" office:value-type="float" office:value="2.335" calcext:value-type="float">
            <text:p>2.335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[.D6]*2" office:value-type="float" office:value="182.56" calcext:value-type="float">
            <text:p>182.56</text:p>
          </table:table-cell>
          <table:table-cell table:formula="of:=[.E6]*2" office:value-type="float" office:value="91.28" calcext:value-type="float">
            <text:p>91.28</text:p>
          </table:table-cell>
          <table:table-cell office:value-type="float" office:value="45.64" calcext:value-type="float">
            <text:p>45.64</text:p>
          </table:table-cell>
          <table:table-cell table:formula="of:=[.E6]/2" office:value-type="float" office:value="22.82" calcext:value-type="float">
            <text:p>22.82</text:p>
          </table:table-cell>
          <table:table-cell table:formula="of:=[.F6]/2" office:value-type="float" office:value="11.41" calcext:value-type="float">
            <text:p>11.41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D7]*2" office:value-type="float" office:value="342.08" calcext:value-type="float">
            <text:p>342.08</text:p>
          </table:table-cell>
          <table:table-cell table:formula="of:=[.E7]*2" office:value-type="float" office:value="171.04" calcext:value-type="float">
            <text:p>171.04</text:p>
          </table:table-cell>
          <table:table-cell office:value-type="float" office:value="85.52" calcext:value-type="float">
            <text:p>85.52</text:p>
          </table:table-cell>
          <table:table-cell table:formula="of:=[.E7]/2" office:value-type="float" office:value="42.76" calcext:value-type="float">
            <text:p>42.76</text:p>
          </table:table-cell>
          <table:table-cell table:formula="of:=[.F7]/2" office:value-type="float" office:value="21.38" calcext:value-type="float">
            <text:p>21.38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D8]*2" office:value-type="float" office:value="561.32" calcext:value-type="float">
            <text:p>561.32</text:p>
          </table:table-cell>
          <table:table-cell table:formula="of:=[.E8]*2" office:value-type="float" office:value="280.66" calcext:value-type="float">
            <text:p>280.66</text:p>
          </table:table-cell>
          <table:table-cell office:value-type="float" office:value="140.33" calcext:value-type="float">
            <text:p>140.33</text:p>
          </table:table-cell>
          <table:table-cell table:formula="of:=[.E8]/2" office:value-type="float" office:value="70.165" calcext:value-type="float">
            <text:p>70.165</text:p>
          </table:table-cell>
          <table:table-cell table:formula="of:=[.F8]/2" office:value-type="float" office:value="35.0825" calcext:value-type="float">
            <text:p>35.0825</text:p>
          </table:table-cell>
          <table:table-cell office:value-type="float" office:value="38.19" calcext:value-type="float">
            <text:p>38.19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D9]*2" office:value-type="float" office:value="770.56" calcext:value-type="float">
            <text:p>770.56</text:p>
          </table:table-cell>
          <table:table-cell table:formula="of:=[.E9]*2" office:value-type="float" office:value="385.28" calcext:value-type="float">
            <text:p>385.28</text:p>
          </table:table-cell>
          <table:table-cell office:value-type="float" office:value="192.64" calcext:value-type="float">
            <text:p>192.64</text:p>
          </table:table-cell>
          <table:table-cell table:formula="of:=[.E9]/2" office:value-type="float" office:value="96.32" calcext:value-type="float">
            <text:p>96.32</text:p>
          </table:table-cell>
          <table:table-cell table:formula="of:=[.F9]/2" office:value-type="float" office:value="48.16" calcext:value-type="float">
            <text:p>48.16</text:p>
          </table:table-cell>
          <table:table-cell office:value-type="float" office:value="49.34" calcext:value-type="float">
            <text:p>49.3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table:formula="of:=[.D10]*2" office:value-type="float" office:value="1034" calcext:value-type="float">
            <text:p>1034</text:p>
          </table:table-cell>
          <table:table-cell table:formula="of:=[.E10]*2" office:value-type="float" office:value="517" calcext:value-type="float">
            <text:p>517</text:p>
          </table:table-cell>
          <table:table-cell office:value-type="float" office:value="258.5" calcext:value-type="float">
            <text:p>258.5</text:p>
          </table:table-cell>
          <table:table-cell table:formula="of:=[.E10]/2" office:value-type="float" office:value="129.25" calcext:value-type="float">
            <text:p>129.25</text:p>
          </table:table-cell>
          <table:table-cell table:formula="of:=[.F10]/2" office:value-type="float" office:value="64.625" calcext:value-type="float">
            <text:p>64.625</text:p>
          </table:table-cell>
          <table:table-cell office:value-type="float" office:value="61.63" calcext:value-type="float">
            <text:p>61.63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D11]*2" office:value-type="float" office:value="1246.92" calcext:value-type="float">
            <text:p>1246.92</text:p>
          </table:table-cell>
          <table:table-cell table:formula="of:=[.E11]*2" office:value-type="float" office:value="623.46" calcext:value-type="float">
            <text:p>623.46</text:p>
          </table:table-cell>
          <table:table-cell office:value-type="float" office:value="311.73" calcext:value-type="float">
            <text:p>311.73</text:p>
          </table:table-cell>
          <table:table-cell table:formula="of:=[.E11]/2" office:value-type="float" office:value="155.865" calcext:value-type="float">
            <text:p>155.865</text:p>
          </table:table-cell>
          <table:table-cell table:formula="of:=[.F11]/2" office:value-type="float" office:value="77.9325" calcext:value-type="float">
            <text:p>77.9325</text:p>
          </table:table-cell>
          <table:table-cell office:value-type="float" office:value="69.67" calcext:value-type="float">
            <text:p>69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11:05:36.766196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7:32:46.312166807</meta:creation-date>
    <dc:date>2019-05-23T10:16:48.484243023</dc:date>
    <meta:editing-duration>PT16H33M51S</meta:editing-duration>
    <meta:editing-cycles>3</meta:editing-cycles>
    <meta:generator>LibreOffice/6.0.3.2$Linux_X86_64 LibreOffice_project/00m0$Build-2</meta:generator>
    <meta:document-statistic meta:table-count="1" meta:cell-count="55" meta:object-count="0"/>
  </office:meta>
</office:document-meta>
</file>